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0F0000027F86F3FF5955C6E5B4.png" manifest:media-type="image/png"/>
  <manifest:file-entry manifest:full-path="Pictures/10026E2800007D9F00006690D5006203E0AF72BE.emf" manifest:media-type="image/x-emf"/>
  <manifest:file-entry manifest:full-path="Pictures/100002010000019F000000E1A857EAA9B6932C1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1" svg:font-family="+mn-cs"/>
    <style:font-face style:name="Arial" svg:font-family="Arial"/>
    <style:font-face style:name="MS PGothic" svg:font-family="'MS PGothic'"/>
    <style:font-face style:name="Tahoma3" svg:font-family="Tahoma"/>
    <style:font-face style:name="Wingdings" svg:font-family="Wingdings"/>
    <style:font-face style:name="Arial4" svg:font-family="Arial" style:font-family-generic="swiss"/>
    <style:font-face style:name="Tahoma4" svg:font-family="Tahoma" style:font-family-generic="swiss"/>
    <style:font-face style:name="MS PGothic2" svg:font-family="'MS PGothic'" style:font-family-generic="modern" style:font-pitch="fixed"/>
    <style:font-face style:name="+mn-cs" svg:font-family="+mn-cs" style:font-pitch="variable"/>
    <style:font-face style:name="Arial2" svg:font-family="Arial" style:font-pitch="variable"/>
    <style:font-face style:name="Droid Sans Fallback2" svg:font-family="'Droid Sans Fallback'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MS PGothic4" svg:font-family="'MS PGothic'" style:font-pitch="variable"/>
    <style:font-face style:name="Tahoma2" svg:font-family="Tahoma" style:font-pitch="variable"/>
    <style:font-face style:name="Wingdings1" svg:font-family="Wingdings" style:font-pitch="variable"/>
    <style:font-face style:name="DejaVu Sans" svg:font-family="'DejaVu Sans'" style:font-family-generic="modern" style:font-pitch="variable"/>
    <style:font-face style:name="Droid Sans Fallback" svg:font-family="'Droid Sans Fallback'" style:font-family-generic="modern" style:font-pitch="variable"/>
    <style:font-face style:name="MS PGothic1" svg:font-family="'MS PGothic'" style:font-family-generic="modern" style:font-pitch="variable"/>
    <style:font-face style:name="Unifont" svg:font-family="Unifont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1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  <style:font-face style:name="MS PGothic3" svg:font-family="'MS PGothic'" style:font-family-generic="system" style:font-pitch="variable"/>
    <style:font-face style:name="Unifont1" svg:font-family="Unifont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el_20_und_20_Inhalt-notes">
      <style:graphic-properties draw:fill-color="#ffffff" fo:min-height="12.792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333399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333399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&#10;Unix-Normierung, historische Entwicklung" draw:style-name="dp1" draw:master-page-name="Titel_20_und_20_Inhalt" presentation:presentation-page-layout-name="AL1T11">
        <office:forms form:automatic-focus="false" form:apply-design-mode="false"/>
        <draw:frame draw:name="Rectangle 2" presentation:style-name="pr1" draw:text-style-name="P2" draw:layer="layout" svg:width="21.646cm" svg:height="2.116cm" svg:x="1.905cm" svg:y="0.847cm" presentation:class="title" presentation:user-transformed="true">
          <draw:text-box>
            <text:p text:style-name="P1"><text:span text:style-name="T1"><text:line-break/></text:span><text:span text:style-name="T1">Unix-Normierung, </text:span><text:span text:style-name="T2">historische Entwicklung</text:span></text:p>
          </draw:text-box>
        </draw:frame>
        <draw:frame draw:style-name="gr1" draw:text-style-name="P3" draw:layer="layout" svg:width="21.191cm" svg:height="14.743cm" svg:x="2.009cm" svg:y="3.457cm">
          <draw:image xlink:href="Pictures/10026E2800007D9F00006690D5006203E0AF72BE.emf" xlink:type="simple" xlink:show="embed" xlink:actuate="onLoad" draw:mime-type="image/x-emf">
            <text:p/>
          </draw:image>
          <draw:image xlink:href="Pictures/100002010000030F0000027F86F3FF5955C6E5B4.png" xlink:type="simple" xlink:show="embed" xlink:actuate="onLoad" draw:mime-type="image/png"/>
        </draw:frame>
        <presentation:notes draw:style-name="dp2">
          <draw:page-thumbnail draw:style-name="gr2" draw:layer="layout" svg:width="14.212cm" svg:height="10.659cm" svg:x="2.753cm" svg:y="2.16cm" draw:page-number="1" presentation:class="page"/>
          <draw:frame presentation:style-name="pr2" draw:text-style-name="P4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1" svg:font-family="+mn-cs"/>
    <style:font-face style:name="Arial" svg:font-family="Arial"/>
    <style:font-face style:name="MS PGothic" svg:font-family="'MS PGothic'"/>
    <style:font-face style:name="Tahoma3" svg:font-family="Tahoma"/>
    <style:font-face style:name="Wingdings" svg:font-family="Wingdings"/>
    <style:font-face style:name="Arial4" svg:font-family="Arial" style:font-family-generic="swiss"/>
    <style:font-face style:name="Tahoma4" svg:font-family="Tahoma" style:font-family-generic="swiss"/>
    <style:font-face style:name="MS PGothic2" svg:font-family="'MS PGothic'" style:font-family-generic="modern" style:font-pitch="fixed"/>
    <style:font-face style:name="+mn-cs" svg:font-family="+mn-cs" style:font-pitch="variable"/>
    <style:font-face style:name="Arial2" svg:font-family="Arial" style:font-pitch="variable"/>
    <style:font-face style:name="Droid Sans Fallback2" svg:font-family="'Droid Sans Fallback'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MS PGothic4" svg:font-family="'MS PGothic'" style:font-pitch="variable"/>
    <style:font-face style:name="Tahoma2" svg:font-family="Tahoma" style:font-pitch="variable"/>
    <style:font-face style:name="Wingdings1" svg:font-family="Wingdings" style:font-pitch="variable"/>
    <style:font-face style:name="DejaVu Sans" svg:font-family="'DejaVu Sans'" style:font-family-generic="modern" style:font-pitch="variable"/>
    <style:font-face style:name="Droid Sans Fallback" svg:font-family="'Droid Sans Fallback'" style:font-family-generic="modern" style:font-pitch="variable"/>
    <style:font-face style:name="MS PGothic1" svg:font-family="'MS PGothic'" style:font-family-generic="modern" style:font-pitch="variable"/>
    <style:font-face style:name="Unifont" svg:font-family="Unifont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1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  <style:font-face style:name="MS PGothic3" svg:font-family="'MS PGothic'" style:font-family-generic="system" style:font-pitch="variable"/>
    <style:font-face style:name="Unifont1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start" style:writing-mode="lr-tb"/>
      <style:text-properties fo:font-size="18pt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MS PGothic2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2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MS PGothic2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2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7" draw:layer="backgroundobjects" svg:width="17.2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8" draw:layer="backgroundobjects" svg:x1="0.2cm" svg:y1="3.324cm" svg:x2="25.2cm" svg:y2="3.324cm">
        <text:p/>
      </draw:line>
      <draw:frame draw:name="Grafik 1" draw:style-name="Mgr5" draw:text-style-name="MP8" draw:layer="backgroundobjects" svg:width="4.791cm" svg:height="2.599cm" svg:x="20.312cm" svg:y="0.322cm">
        <draw:image xlink:href="Pictures/100002010000019F000000E1A857EAA9B6932C19.png" xlink:type="simple" xlink:show="embed" xlink:actuate="onLoad" draw:mime-type="image/png">
          <text:p/>
        </draw:image>
      </draw:frame>
      <draw:custom-shape draw:name="Textfeld 8" draw:style-name="Mgr6" draw:text-style-name="MP10" draw:layer="backgroundobjects" svg:width="4.365cm" svg:height="0.547cm" svg:x="-0.041cm" svg:y="18.409cm">
        <text:p text:style-name="MP9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" draw:text-style-name="MP7" draw:layer="backgroundobjects" svg:width="17.4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7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2"><text:span text:style-name="MT5">Zweite Ebene</text:span></text:p>
                                          <text:list>
                                            <text:list-item>
                                              <text:p text:style-name="MP12"><text:span text:style-name="MT4">Dritte Ebene</text:span></text:p>
                                              <text:list>
                                                <text:list-item>
                                                  <text:p text:style-name="MP13"><text:span text:style-name="MT6">Vierte Ebene</text:span></text:p>
                                                </text:list-item>
                                                <text:list-item>
                                                  <text:p text:style-name="MP14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feld 8" draw:style-name="Mgr7" draw:text-style-name="MP10" draw:layer="backgroundobjects" svg:width="4.365cm" svg:height="0.547cm" svg:x="-0.041cm" svg:y="18.409cm">
        <text:p text:style-name="MP9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7" draw:style-name="Mgr4" draw:text-style-name="MP8" draw:layer="backgroundobjects" svg:x1="0.2cm" svg:y1="3.324cm" svg:x2="25.2cm" svg:y2="3.324cm">
        <text:p/>
      </draw:line>
      <draw:frame draw:name="Grafik 1" draw:style-name="Mgr5" draw:text-style-name="MP8" draw:layer="backgroundobjects" svg:width="4.791cm" svg:height="2.599cm" svg:x="20.312cm" svg:y="0.322cm">
        <draw:image xlink:href="Pictures/100002010000019F000000E1A857EAA9B6932C19.png" xlink:type="simple" xlink:show="embed" xlink:actuate="onLoad" draw:mime-type="image/png">
          <text:p/>
        </draw:image>
      </draw:frame>
      <draw:frame draw:name="Foliennummernplatzhalter 2" presentation:style-name="Mpr6" draw:text-style-name="MP15" draw:layer="backgroundobjects" svg:width="15.906cm" svg:height="0.843cm" svg:x="12.194cm" svg:y="18.288cm">
        <draw:text-box>
          <text:p text:style-name="MP6"><text:span text:style-name="MT8">T. Pospisek, MAS: Betriebssysteme, Entwicklung von Betriebssystemen, Seite </text:span><text:span text:style-name="MT8"><text:page-number>1</text:page-number></text:span></text:p>
        </draw:text-box>
      </draw:fram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Betriebssysteme: Aufgaben, Architekturen...</dc:subject>
    <meta:initial-creator>P.Mandl</meta:initial-creator>
    <meta:editing-cycles>1480</meta:editing-cycles>
    <meta:print-date>1999-04-08T16:15:23</meta:print-date>
    <meta:creation-date>1997-06-07T14:48:20</meta:creation-date>
    <dc:date>2021-09-14T14:34:31.844873416</dc:date>
    <meta:editing-duration>P1DT45M31S</meta:editing-duration>
    <meta:generator>LibreOffice/7.0.4.2$Linux_X86_64 LibreOffice_project/00$Build-2</meta:generator>
    <meta:document-statistic meta:object-count="3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D:\Programme\Microsoft Office\Templates\Presentation Designs\Übergänge.pot" xlink:href=""/>
  </office:meta>
</office:document-meta>
</file>